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11ddc" officeooo:paragraph-rsid="00111ddc"/>
    </style:style>
    <style:style style:name="P2" style:family="paragraph" style:parent-style-name="Text_20_body">
      <style:text-properties fo:font-variant="normal" fo:text-transform="none" fo:color="#000000" style:font-name="Times New Roman" fo:font-size="8pt" fo:letter-spacing="normal" fo:font-style="normal" fo:font-weight="normal" officeooo:rsid="00111ddc" officeooo:paragraph-rsid="00111ddc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8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8pt" fo:letter-spacing="normal" fo:font-style="normal" fo:font-weight="bold" officeooo:rsid="0011cdf7" officeooo:paragraph-rsid="0011cdf7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letter-spacing="normal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bold" officeooo:rsid="0011cdf7" officeooo:paragraph-rsid="0011cdf7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color="#000000" style:font-name="Times New Roman"/>
    </style:style>
    <style:style style:name="P8" style:family="paragraph" style:parent-style-name="Heading_20_5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officeooo:paragraph-rsid="0011cdf7"/>
    </style:style>
    <style:style style:name="P9" style:family="paragraph" style:parent-style-name="Heading_20_2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1pt" fo:letter-spacing="normal" fo:font-style="normal" fo:font-weight="normal"/>
    </style:style>
    <style:style style:name="P10" style:family="paragraph" style:parent-style-name="Heading_20_2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8pt" fo:letter-spacing="normal" fo:font-style="normal" fo:font-weight="bold" officeooo:rsid="0011cdf7" style:font-size-asian="7pt" style:font-weight-asian="bold" style:font-size-complex="8pt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1cdf7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8pt" fo:letter-spacing="normal" fo:font-style="normal"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8pt" fo:letter-spacing="normal" fo:font-style="normal" fo:font-weight="normal" officeooo:rsid="00111ddc" officeooo:paragraph-rsid="00111ddc"/>
    </style:style>
    <style:style style:name="P15" style:family="paragraph" style:parent-style-name="Heading_20_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6" style:family="paragraph" style:parent-style-name="Standard">
      <style:text-properties fo:color="#000000" style:font-name="Times New Roman" officeooo:rsid="00111ddc" officeooo:paragraph-rsid="00111ddc"/>
    </style:style>
    <style:style style:name="T1" style:family="text">
      <style:text-properties fo:font-size="8pt" fo:font-style="normal" fo:font-weight="normal"/>
    </style:style>
    <style:style style:name="T2" style:family="text">
      <style:text-properties fo:font-size="8pt" fo:font-style="normal" fo:font-weight="normal" officeooo:rsid="0012e47f"/>
    </style:style>
    <style:style style:name="T3" style:family="text">
      <style:text-properties fo:font-variant="normal" fo:text-transform="none" fo:color="#1b1b1b" style:font-name="Times New Roman" fo:font-size="9pt" fo:letter-spacing="normal" fo:font-style="normal" fo:font-weight="bold" officeooo:rsid="0011cdf7" loext:padding="0cm" loext:border="none"/>
    </style:style>
    <style:style style:name="T4" style:family="text">
      <style:text-properties fo:font-variant="normal" fo:text-transform="none" fo:color="#1b1b1b" style:font-name="Times New Roman" fo:font-size="9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1b1b1b" style:font-name="Times New Roman" fo:font-size="8pt" fo:letter-spacing="normal" fo:font-style="normal" fo:font-weight="bold" style:font-size-asian="8pt" style:font-size-complex="8pt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8pt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8pt" fo:letter-spacing="normal" fo:font-style="normal" style:text-underline-style="none" fo:font-weight="bold" officeooo:rsid="0011cdf7" style:text-blinking="false" style:font-weight-asian="bold" style:font-weight-complex="bold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8pt" fo:letter-spacing="normal" fo:font-style="normal" style:text-underline-style="none" fo:font-weight="bold" style:text-blinking="false" style:font-size-asian="8pt" style:font-weight-asian="bold" style:font-size-complex="8pt" style:font-weight-complex="bold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8pt" fo:letter-spacing="normal" fo:font-style="normal" style:text-underline-style="none" fo:font-weight="bold" officeooo:rsid="0012e47f" style:text-blinking="false" style:font-size-asian="8pt" style:font-weight-asian="bold" style:font-size-complex="8pt" style:font-weight-complex="bold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8pt" fo:letter-spacing="normal" fo:font-style="normal" style:text-underline-style="none" fo:font-weight="bold" officeooo:rsid="0011cdf7" style:text-blinking="false" style:font-size-asian="8pt" style:font-weight-asian="bold" style:font-size-complex="8pt" style:font-weight-complex="bold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8pt" fo:letter-spacing="normal" fo:font-style="normal" style:text-underline-style="none" officeooo:rsid="00142bda" style:text-blinking="false" loext:padding="0cm" loext:border="none"/>
    </style:style>
    <style:style style:name="T12" style:family="text">
      <style:text-properties fo:font-variant="normal" fo:text-transform="none" fo:color="#000000" style:font-name="Times New Roman" fo:font-size="8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8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 New Roman" fo:font-size="8pt" fo:letter-spacing="normal" fo:font-style="normal" fo:font-weight="normal" style:font-weight-asian="normal" style:font-weight-complex="normal" loext:padding="0cm" loext:border="none"/>
    </style:style>
    <style:style style:name="T15" style:family="text">
      <style:text-properties fo:font-variant="normal" fo:text-transform="none" fo:color="#000000" style:font-name="Times New Roman" fo:font-size="8pt" fo:letter-spacing="normal" fo:font-style="normal" fo:font-weight="normal" officeooo:rsid="00142bda" style:font-weight-asian="normal" style:font-weight-complex="normal"/>
    </style:style>
    <style:style style:name="T16" style:family="text">
      <style:text-properties fo:font-variant="normal" fo:text-transform="none" fo:color="#000000" style:font-name="Times New Roman" fo:font-size="8pt" fo:letter-spacing="normal" fo:font-style="normal" fo:font-weight="normal" officeooo:rsid="0011cdf7" style:font-size-asian="7pt" style:font-weight-asian="bold" style:font-size-complex="8pt" style:font-weight-complex="bold"/>
    </style:style>
    <style:style style:name="T17" style:family="text">
      <style:text-properties fo:font-variant="normal" fo:text-transform="none" fo:color="#000000" style:font-name="Times New Roman" fo:font-size="8pt" fo:letter-spacing="normal" fo:font-style="normal" fo:font-weight="normal" officeooo:rsid="00142bda" style:font-size-asian="7pt" style:font-weight-asian="bold" style:font-size-complex="8pt" style:font-weight-complex="bold"/>
    </style:style>
    <style:style style:name="T18" style:family="text">
      <style:text-properties fo:font-variant="normal" fo:text-transform="none" fo:color="#000000" style:font-name="Times New Roman" fo:font-size="8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000000" style:font-name="Times New Roman" fo:font-size="8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style:font-name="Times New Roman" fo:font-size="8pt" fo:letter-spacing="normal" fo:font-style="normal" fo:font-weight="bold" style:font-weight-asian="bold" style:font-weight-complex="bold" loext:padding="0cm" loext:border="none"/>
    </style:style>
    <style:style style:name="T21" style:family="text">
      <style:text-properties fo:font-variant="normal" fo:text-transform="none" fo:color="#000000" style:font-name="Times New Roman" fo:font-size="8pt" fo:letter-spacing="normal" fo:font-style="normal" fo:font-weight="bold" officeooo:rsid="0011cdf7" style:font-weight-asian="bold" style:font-weight-complex="bold" loext:padding="0cm" loext:border="none"/>
    </style:style>
    <style:style style:name="T22" style:family="text">
      <style:text-properties fo:font-variant="normal" fo:text-transform="none" fo:color="#000000" style:font-name="Times New Roman" fo:font-size="8pt" fo:letter-spacing="normal" fo:font-style="normal" fo:font-weight="bold" officeooo:rsid="0011cdf7" style:font-size-asian="7pt" style:font-size-complex="8pt" loext:padding="0cm" loext:border="none"/>
    </style:style>
    <style:style style:name="T23" style:family="text"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T24" style:family="text"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 loext:padding="0cm" loext:border="none"/>
    </style:style>
    <style:style style:name="T25" style:family="text">
      <style:text-properties fo:font-variant="normal" fo:text-transform="none" fo:color="#000000" style:font-name="Times New Roman" fo:font-size="8pt" fo:letter-spacing="normal" fo:font-style="normal" fo:font-weight="bold" officeooo:rsid="0011cdf7" style:font-size-asian="8pt" style:font-weight-asian="bold" style:font-size-complex="8pt" style:font-weight-complex="bold" loext:padding="0cm" loext:border="none"/>
    </style:style>
    <style:style style:name="T26" style:family="text">
      <style:text-properties fo:font-variant="normal" fo:text-transform="none" fo:color="#000000" style:font-name="Times New Roman" fo:font-size="8pt" fo:letter-spacing="normal" fo:font-style="normal" style:text-underline-style="none" fo:font-weight="bold" style:font-weight-asian="bold" style:font-weight-complex="bold"/>
    </style:style>
    <style:style style:name="T27" style:family="text">
      <style:text-properties fo:font-variant="normal" fo:text-transform="none" fo:color="#000000" style:font-name="Times New Roman" fo:font-size="8pt" fo:letter-spacing="normal" fo:font-style="normal" officeooo:rsid="00142bda"/>
    </style:style>
    <style:style style:name="T28" style:family="text">
      <style:text-properties fo:font-variant="normal" fo:text-transform="none" fo:color="#000000" style:font-name="Times New Roman" fo:font-size="8pt" fo:letter-spacing="normal" fo:font-style="normal" officeooo:rsid="00142bda" style:font-size-asian="8pt" style:font-size-complex="8pt"/>
    </style:style>
    <style:style style:name="T29" style:family="text">
      <style:text-properties fo:font-variant="normal" fo:text-transform="none" fo:color="#000000" style:font-name="Times New Roman" fo:font-size="9pt" fo:letter-spacing="normal" fo:font-style="normal" fo:font-weight="bold" officeooo:rsid="0011cdf7" loext:padding="0cm" loext:border="none"/>
    </style:style>
    <style:style style:name="T30" style:family="text">
      <style:text-properties fo:font-variant="normal" fo:text-transform="none" fo:color="#000000" style:font-name="Times New Roman" fo:font-size="9pt" fo:letter-spacing="normal" fo:font-style="normal" fo:font-weight="bold" loext:padding="0cm" loext:border="none"/>
    </style:style>
    <style:style style:name="T31" style:family="text">
      <style:text-properties fo:font-variant="normal" fo:text-transform="none" fo:font-size="8pt" fo:letter-spacing="normal" fo:font-style="normal" fo:font-weight="normal"/>
    </style:style>
    <style:style style:name="T32" style:family="text">
      <style:text-properties fo:font-variant="normal" fo:text-transform="none" fo:font-size="8pt" fo:letter-spacing="normal" fo:font-style="normal" fo:font-weight="normal" officeooo:rsid="00111ddc"/>
    </style:style>
    <style:style style:name="T33" style:family="text">
      <style:text-properties fo:font-variant="normal" fo:text-transform="none" fo:font-size="8pt" fo:letter-spacing="normal" fo:font-style="normal" fo:font-weight="normal" officeooo:rsid="0011cdf7"/>
    </style:style>
    <style:style style:name="T34" style:family="text">
      <style:text-properties style:font-name="Times New Roman" fo:font-size="8pt" officeooo:rsid="00142bda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IMARIA</text:p>
      <text:p text:style-name="P2"/>
      <text:p text:style-name="P1"><text:span text:style-name="T13">En la </text:span><text:span text:style-name="Strong_20_Emphasis"><text:span text:style-name="T14">Educación primaria nuestros peques a</text:span></text:span><text:span text:style-name="T13">sientan las bases que les ayudaran a hacer frente </text:span><text:span text:style-name="T15">a </text:span><text:span text:style-name="T13">los cursos posteriores.</text:span></text:p>
      <text:p text:style-name="P14">¿Que pueden encontrar nuestros hijos en NCG?</text:p>
      <text:p text:style-name="P14"/>
      <text:p text:style-name="P11"><text:span text:style-name="T12">·</text:span><text:span text:style-name="Strong_20_Emphasis"><text:span text:style-name="T18">Hábito de lectura</text:span></text:span></text:p>
      <text:p text:style-name="P11"><text:span text:style-name="T12">·</text:span><text:span text:style-name="Strong_20_Emphasis"><text:span text:style-name="T18">Ortografía</text:span></text:span></text:p>
      <text:p text:style-name="P11"><text:span text:style-name="T12">·</text:span><text:span text:style-name="Strong_20_Emphasis"><text:span text:style-name="T18">Caligrafía</text:span></text:span></text:p>
      <text:p text:style-name="P11"><text:span text:style-name="T12">·</text:span><text:span text:style-name="Strong_20_Emphasis"><text:span text:style-name="T18">Cálculo</text:span></text:span></text:p>
      <text:p text:style-name="P11"><text:span text:style-name="T12">·</text:span><text:span text:style-name="Strong_20_Emphasis"><text:span text:style-name="T18">Resolución de problemas</text:span></text:span></text:p>
      <text:p text:style-name="P11"><text:span text:style-name="Strong_20_Emphasis"><text:span text:style-name="T18"/></text:span></text:p>
      <text:p text:style-name="P7"><text:span text:style-name="T32">Terminar con </text:span><text:span text:style-name="T31">un buen nivel en lo</text:span><text:span text:style-name="T32">s </text:span><text:span text:style-name="T31">puntos anteriores en Primaria, </text:span><text:span text:style-name="T32">le supondrá </text:span><text:span text:style-name="T31"><text:s/></text:span><text:span text:style-name="T33">a cada niño </text:span><text:span text:style-name="T31">una muy buena base para continuar con la ESO.</text:span></text:p>
      <text:p text:style-name="P3"/>
      <text:p text:style-name="P4">ESO</text:p>
      <text:p text:style-name="P3">Impartimos todas las asignaturas de la ESO. Te hacemos una prueba de nivel y te diremos por dónde empezar.</text:p>
      <text:h text:style-name="P15" text:outline-level="4"><text:span text:style-name="Strong_20_Emphasis"><text:span text:style-name="T29">¿</text:span></text:span><text:span text:style-name="Strong_20_Emphasis"><text:span text:style-name="T30">En qué podemos ayudarte?</text:span></text:span></text:h>
      <text:p text:style-name="P11"><text:span text:style-name="Strong_20_Emphasis"><text:span text:style-name="T30"/></text:span></text:p>
      <text:p text:style-name="P11"><text:span text:style-name="Strong_20_Emphasis"><text:span text:style-name="T6"><text:s/></text:span></text:span><text:span text:style-name="Strong_20_Emphasis"><text:span text:style-name="T11">Matemáticas</text:span></text:span></text:p>
      <text:p text:style-name="P11"><text:span text:style-name="T26">·</text:span><text:a xlink:type="simple" xlink:href="https://liceomadrid.es/academia-de-lengua-y-literatura/" text:style-name="Internet_20_link" text:visited-style-name="Visited_20_Internet_20_Link"><text:span text:style-name="Strong_20_Emphasis"><text:span text:style-name="T6">Lengua</text:span></text:span></text:a></text:p>
      <text:p text:style-name="P11"><text:span text:style-name="T19">·</text:span><text:span text:style-name="Strong_20_Emphasis"><text:span text:style-name="T27">Física/Química</text:span></text:span><text:span text:style-name="Strong_20_Emphasis"><text:span text:style-name="T6">/</text:span></text:span><text:span text:style-name="Strong_20_Emphasis"><text:span text:style-name="T7">Biología</text:span></text:span></text:p>
      <text:p text:style-name="P11"><text:span text:style-name="T19">·</text:span><text:span text:style-name="Strong_20_Emphasis"><text:span text:style-name="T27">Inglés</text:span></text:span><text:span text:style-name="Strong_20_Emphasis"><text:span text:style-name="T6">/ </text:span></text:span><text:span text:style-name="Strong_20_Emphasis"><text:span text:style-name="T7">Francés</text:span></text:span></text:p>
      <text:p text:style-name="P11"><text:span text:style-name="T19">·</text:span><text:span text:style-name="Strong_20_Emphasis"><text:span text:style-name="T20">Otras materia</text:span></text:span><text:span text:style-name="Strong_20_Emphasis"><text:span text:style-name="T21">s (consúltenos sin compromiso)</text:span></text:span></text:p>
      <text:p text:style-name="P3"/>
      <text:p text:style-name="P5"><text:span text:style-name="T2">Nuestros </text:span><text:span text:style-name="T1">grupos son reducidos, normalmente entre 6 y 8 alumnos, pudiendo así </text:span><text:span text:style-name="T2">ofrecer una atención mas individualizada.</text:span></text:p>
      <text:h text:style-name="P9" text:outline-level="2">También te preparamos para las Pruebas Libres del Graduado en ESO.</text:h>
      <text:p text:style-name="P3"/>
      <text:p text:style-name="P6">BACHILLERATO</text:p>
      <text:h text:style-name="P8" text:outline-level="5"><text:span text:style-name="T16">El </text:span><text:span text:style-name="Strong_20_Emphasis"><text:span text:style-name="T22">Bachillerato </text:span></text:span><text:span text:style-name="T16">son los dos años más difíciles y decisivos </text:span><text:span text:style-name="T17">para cualquier estudiantes</text:span><text:span text:style-name="T16">. Las asignaturas tienen mayor dificultad y requieren más esfuerzo. Surgen muchas más dudas y tener un Apoyo puede ser imprescindible para superar las asignaturas más complicadas con éxito y mejorar las notas, lo que hará que podamos elegir la carrera o módulo que deseemos.</text:span></text:h>
      <text:h text:style-name="P15" text:outline-level="4"><text:span text:style-name="Strong_20_Emphasis"><text:span text:style-name="T3">¿</text:span></text:span><text:span text:style-name="Strong_20_Emphasis"><text:span text:style-name="T4">En qué podemos ayudarte?</text:span></text:span></text:h>
      <text:p text:style-name="P11"><text:span text:style-name="Strong_20_Emphasis"><text:span text:style-name="T5"/></text:span></text:p>
      <text:p text:style-name="P11"><text:span text:style-name="T23">·</text:span><text:a xlink:type="simple" xlink:href="https://liceomadrid.es/academia-de-matematicas/" text:style-name="Internet_20_link" text:visited-style-name="Visited_20_Internet_20_Link"><text:span text:style-name="Strong_20_Emphasis"><text:span text:style-name="T8">Matemáticas</text:span></text:span></text:a></text:p>
      <text:p text:style-name="P11"><text:span text:style-name="T23">·</text:span><text:span text:style-name="Strong_20_Emphasis"><text:span text:style-name="T28">Lengua</text:span></text:span><text:span text:style-name="Strong_20_Emphasis"><text:span text:style-name="T8"> </text:span></text:span><text:span text:style-name="Strong_20_Emphasis"><text:span text:style-name="T9">y Literatura/Historia/Filosofía</text:span></text:span></text:p>
      <text:p text:style-name="P11"><text:span text:style-name="Strong_20_Emphasis"><text:span text:style-name="T34"><text:s/>Física/Química</text:span></text:span><text:span text:style-name="Strong_20_Emphasis"><text:span text:style-name="T8">/</text:span></text:span><text:span text:style-name="Strong_20_Emphasis"><text:span text:style-name="T10">Biología</text:span></text:span></text:p>
      <text:p text:style-name="P11"><text:span text:style-name="T23">·</text:span><text:a xlink:type="simple" xlink:href="https://liceomadrid.es/clases-de-ingles/" text:style-name="Internet_20_link" text:visited-style-name="Visited_20_Internet_20_Link"><text:span text:style-name="Strong_20_Emphasis"><text:span text:style-name="T8">Inglés</text:span></text:span></text:a><text:span text:style-name="Strong_20_Emphasis"><text:span text:style-name="T10">/ Francés/Latín/Griego</text:span></text:span></text:p>
      <text:p text:style-name="P12"><text:span text:style-name="Strong_20_Emphasis"><text:span text:style-name="T10">.Dibujo Técnico</text:span></text:span></text:p>
      <text:p text:style-name="P12"><text:span text:style-name="T23">·</text:span><text:span text:style-name="Strong_20_Emphasis"><text:span text:style-name="T24">Otras materias </text:span></text:span><text:span text:style-name="Strong_20_Emphasis"><text:span text:style-name="T25">(consúltenos sin compromiso)</text:span></text:span></text:p>
      <text:p text:style-name="P13"/>
      <text:h text:style-name="P1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09:00:31.701000000</meta:creation-date>
    <dc:date>2018-07-22T09:33:24.514000000</dc:date>
    <meta:editing-duration>PT6M16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28" meta:word-count="199" meta:character-count="1356" meta:non-whitespace-character-count="1182"/>
  </office:meta>
</office:document-meta>
</file>